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text-properties officeooo:rsid="0024317e" officeooo:paragraph-rsid="0024317e"/>
    </style:style>
    <style:style style:name="P5" style:family="paragraph" style:parent-style-name="Text_20_body" style:list-style-name="L2">
      <style:text-properties officeooo:rsid="002b91b6" officeooo:paragraph-rsid="0031558a"/>
    </style:style>
    <style:style style:name="P6" style:family="paragraph" style:parent-style-name="Text_20_body" style:list-style-name="L2">
      <style:text-properties officeooo:rsid="00490e66" officeooo:paragraph-rsid="00490e66"/>
    </style:style>
    <style:style style:name="P7" style:family="paragraph" style:parent-style-name="Text_20_body" style:list-style-name="L3">
      <style:text-properties officeooo:rsid="0068ef8c" officeooo:paragraph-rsid="007a95c6"/>
    </style:style>
    <style:style style:name="P8" style:family="paragraph" style:parent-style-name="Text_20_body" style:list-style-name="L3">
      <style:text-properties officeooo:rsid="0068ef8c" officeooo:paragraph-rsid="00b5d9c6"/>
    </style:style>
    <style:style style:name="P9" style:family="paragraph" style:parent-style-name="Text_20_body" style:list-style-name="L3">
      <style:text-properties officeooo:rsid="008365b6" officeooo:paragraph-rsid="008365b6"/>
    </style:style>
    <style:style style:name="P10" style:family="paragraph" style:parent-style-name="Text_20_body" style:list-style-name="L3">
      <style:text-properties officeooo:rsid="008afb16" officeooo:paragraph-rsid="008afb16"/>
    </style:style>
    <style:style style:name="P11" style:family="paragraph" style:parent-style-name="Text_20_body">
      <style:text-properties fo:font-weight="bold" officeooo:rsid="008d861d" officeooo:paragraph-rsid="008d861d" style:font-weight-asian="bold" style:font-weight-complex="bold"/>
    </style:style>
    <style:style style:name="P12" style:family="paragraph" style:parent-style-name="Text_20_body">
      <style:text-properties fo:font-weight="bold" officeooo:rsid="009617b0" officeooo:paragraph-rsid="009617b0" style:font-weight-asian="bold" style:font-weight-complex="bold"/>
    </style:style>
    <style:style style:name="T1" style:family="text">
      <style:text-properties officeooo:rsid="001e722e"/>
    </style:style>
    <style:style style:name="T2" style:family="text">
      <style:text-properties officeooo:rsid="0024f134"/>
    </style:style>
    <style:style style:name="T3" style:family="text">
      <style:text-properties officeooo:rsid="002e6a6a"/>
    </style:style>
    <style:style style:name="T4" style:family="text">
      <style:text-properties officeooo:rsid="0031558a"/>
    </style:style>
    <style:style style:name="T5" style:family="text">
      <style:text-properties officeooo:rsid="003438f0"/>
    </style:style>
    <style:style style:name="T6" style:family="text">
      <style:text-properties officeooo:rsid="00365276"/>
    </style:style>
    <style:style style:name="T7" style:family="text">
      <style:text-properties officeooo:rsid="003bb0b5"/>
    </style:style>
    <style:style style:name="T8" style:family="text">
      <style:text-properties officeooo:rsid="003ee825"/>
    </style:style>
    <style:style style:name="T9" style:family="text">
      <style:text-properties officeooo:rsid="004bb76a"/>
    </style:style>
    <style:style style:name="T10" style:family="text">
      <style:text-properties officeooo:rsid="004d971c"/>
    </style:style>
    <style:style style:name="T11" style:family="text">
      <style:text-properties officeooo:rsid="00508f95"/>
    </style:style>
    <style:style style:name="T12" style:family="text">
      <style:text-properties officeooo:rsid="0052532c"/>
    </style:style>
    <style:style style:name="T13" style:family="text">
      <style:text-properties officeooo:rsid="0055aa9b"/>
    </style:style>
    <style:style style:name="T14" style:family="text">
      <style:text-properties officeooo:rsid="005f45f3"/>
    </style:style>
    <style:style style:name="T15" style:family="text">
      <style:text-properties officeooo:rsid="00602231"/>
    </style:style>
    <style:style style:name="T16" style:family="text">
      <style:text-properties officeooo:rsid="006a3847"/>
    </style:style>
    <style:style style:name="T17" style:family="text">
      <style:text-properties officeooo:rsid="006fff9d"/>
    </style:style>
    <style:style style:name="T18" style:family="text">
      <style:text-properties officeooo:rsid="0071383a"/>
    </style:style>
    <style:style style:name="T19" style:family="text">
      <style:text-properties officeooo:rsid="00766e97"/>
    </style:style>
    <style:style style:name="T20" style:family="text">
      <style:text-properties officeooo:rsid="0078b69e"/>
    </style:style>
    <style:style style:name="T21" style:family="text">
      <style:text-properties officeooo:rsid="0079412f"/>
    </style:style>
    <style:style style:name="T22" style:family="text">
      <style:text-properties officeooo:rsid="007a95c6"/>
    </style:style>
    <style:style style:name="T23" style:family="text">
      <style:text-properties officeooo:rsid="0080bfe9"/>
    </style:style>
    <style:style style:name="T24" style:family="text">
      <style:text-properties officeooo:rsid="0088f5e1"/>
    </style:style>
    <style:style style:name="T25" style:family="text">
      <style:text-properties officeooo:rsid="00894629"/>
    </style:style>
    <style:style style:name="T26" style:family="text">
      <style:text-properties officeooo:rsid="008bc1b1"/>
    </style:style>
    <style:style style:name="T27" style:family="text">
      <style:text-properties officeooo:rsid="008f0277"/>
    </style:style>
    <style:style style:name="T28" style:family="text">
      <style:text-properties officeooo:rsid="008fa0c3"/>
    </style:style>
    <style:style style:name="T29" style:family="text">
      <style:text-properties officeooo:rsid="0091064e"/>
    </style:style>
    <style:style style:name="T30" style:family="text">
      <style:text-properties officeooo:rsid="00927ca9"/>
    </style:style>
    <style:style style:name="T31" style:family="text">
      <style:text-properties officeooo:rsid="00948b39"/>
    </style:style>
    <style:style style:name="T32" style:family="text">
      <style:text-properties officeooo:rsid="0096ff84"/>
    </style:style>
    <style:style style:name="T33" style:family="text">
      <style:text-properties officeooo:rsid="00984a4b"/>
    </style:style>
    <style:style style:name="T34" style:family="text">
      <style:text-properties officeooo:rsid="00a1245f"/>
    </style:style>
    <style:style style:name="T35" style:family="text">
      <style:text-properties officeooo:rsid="00a3e5e2"/>
    </style:style>
    <style:style style:name="T36" style:family="text">
      <style:text-properties officeooo:rsid="00a486c2"/>
    </style:style>
    <style:style style:name="T37" style:family="text">
      <style:text-properties officeooo:rsid="00a6ae0f"/>
    </style:style>
    <style:style style:name="T38" style:family="text">
      <style:text-properties officeooo:rsid="00a90dbd"/>
    </style:style>
    <style:style style:name="T39" style:family="text">
      <style:text-properties officeooo:rsid="00ad559f"/>
    </style:style>
    <style:style style:name="T40" style:family="text">
      <style:text-properties officeooo:rsid="00add78a"/>
    </style:style>
    <style:style style:name="T41" style:family="text">
      <style:text-properties officeooo:rsid="00b5d9c6"/>
    </style:style>
    <style:style style:name="T42" style:family="text">
      <style:text-properties officeooo:rsid="00bffb92"/>
    </style:style>
    <style:style style:name="T43" style:family="text">
      <style:text-properties officeooo:rsid="00c23008"/>
    </style:style>
    <style:style style:name="T44" style:family="text">
      <style:text-properties officeooo:rsid="00c38137"/>
    </style:style>
    <style:style style:name="T45" style:family="text">
      <style:text-properties officeooo:rsid="00c7f16d"/>
    </style:style>
    <style:style style:name="T46" style:family="text">
      <style:text-properties officeooo:rsid="00c8c2cc"/>
    </style:style>
    <style:style style:name="T47" style:family="text">
      <style:text-properties officeooo:rsid="00d206ac"/>
    </style:style>
    <style:style style:name="T48" style:family="text">
      <style:text-properties officeooo:rsid="00d331d5"/>
    </style:style>
    <style:style style:name="T49" style:family="text">
      <style:text-properties officeooo:rsid="00de1638"/>
    </style:style>
    <style:style style:name="T50" style:family="text">
      <style:text-properties officeooo:rsid="00de8ae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0:1-25</text:h>
      <text:h text:style-name="Heading_20_2" text:outline-level="2"><text:bookmark text:name="en-GNT-26465"/>The Twelve Apostles <text:span text:style-name="T1">(1-4)</text:span></text:h>
      <text:list xml:id="list27906372" text:style-name="L1">
        <text:list-item>
          <text:p text:style-name="P1">Jesus called his twelve disciples together and gave them authority to drive out evil spirits and to heal every disease and every sickness. These are the names of the twelve apostles: first, Simon (called Peter) and his brother Andrew; James and his brother John, the sons of Zebedee; Philip and Bartholomew; Thomas and Matthew, the tax collector; James son of Alphaeus, and Thaddaeus; Simon the Patriot, and Judas Iscariot, who betrayed Jesus.</text:p>
        </text:list-item>
        <text:list-item>
          <text:p text:style-name="P4">Jesus gave his disciples authourity to drive out evil spirits and heal every disease. Christ has authourity from the father and gives to anyone he wishes. <text:span text:style-name="T2">He still has authourity, hence, let’s call to him, trust in him and ask in faith.</text:span></text:p>
        </text:list-item>
      </text:list>
      <text:h text:style-name="Heading_20_2" text:outline-level="2"><text:bookmark text:name="en-GNT-26469"/>The Mission of the Twelve <text:span text:style-name="T1">(5-15)</text:span></text:h>
      <text:list xml:id="list2402426594" text:style-name="L2">
        <text:list-item>
          <text:p text:style-name="P2">These twelve men were sent out by Jesus with the following instructions: “Do not go to any Gentile territory or any Samaritan towns. Instead, you are to go to the lost sheep of the people of Israel. Go and preach, ‘The Kingdom of heaven is near!’ Heal the sick, bring the dead back to life, heal those who suffer from dreaded skin diseases, and drive out demons. You have received without paying, so give without being paid. Do not carry any gold, silver, or copper money in your pockets; <text:bookmark text:name="en-GNT-26474"/>do not carry a beggar's bag for the trip or an extra shirt or shoes or a walking stick. Workers should be given what they need.<text:bookmark text:name="en-GNT-26475"/> “When you come to a town or village, go in and look for someone who is willing to welcome you, and stay with him until you leave that place. <text:bookmark text:name="en-GNT-26476"/>When you go into a house, say, ‘Peace be with you.’ <text:bookmark text:name="en-GNT-26477"/>If the people in that house welcome you, let your greeting of peace remain; but if they do not welcome you, then take back your greeting. <text:bookmark text:name="en-GNT-26478"/>And if some home or town will not welcome you or listen to you, then leave that place and shake the dust off your feet. <text:bookmark text:name="en-GNT-26479"/>I assure you that on the Judgment Day God will show more mercy to the people of Sodom and Gomorrah than to the people of that town!</text:p>
        </text:list-item>
        <text:list-item>
          <text:p text:style-name="P5">The disciples were instructed to go spread the good news, <text:span text:style-name="T3">cast out demons, bring back the dead to life,</text:span> heal <text:span text:style-name="T3">and </text:span><text:span text:style-name="T4">perform </text:span><text:span text:style-name="T3">other miracles only</text:span> to the lost people of Isr<text:span text:style-name="T34">ae</text:span>l.</text:p>
        </text:list-item>
        <text:list-item>
          <text:p text:style-name="P5"><text:span text:style-name="T4">As they received the power without paying they were to give without receiveing payment. </text:span><text:span text:style-name="T5">The blessing</text:span><text:span text:style-name="T6">s</text:span><text:span text:style-name="T5"> and gift</text:span><text:span text:style-name="T35">s</text:span><text:span text:style-name="T5"> </text:span><text:span text:style-name="T6">from</text:span><text:span text:style-name="T5"> God are given </text:span><text:span text:style-name="T36">to us</text:span><text:span text:style-name="T5"> freely and we should </text:span><text:span text:style-name="T9">learn to also</text:span><text:span text:style-name="T5"> give them freely; </text:span><text:span text:style-name="T10">we shouldn’t expect to receive any money, favours and/or credit </text:span><text:span text:style-name="T37">for the free gifts we’ve received from God</text:span><text:span text:style-name="T5">. </text:span><text:span text:style-name="T7">We’ve received love, joy, peace, other fruits of the spirit </text:span><text:span text:style-name="T8">and other gifts </text:span><text:span text:style-name="T7">freely; we should also give those freely.</text:span></text:p>
        </text:list-item>
        <text:list-item>
          <text:p text:style-name="P6">They were also instructed not to carry any gold, silver, money, beggars bag, extra clothing. <text:span text:style-name="T9">How were they to </text:span><text:span text:style-name="T11">survive? God was their provider. </text:span><text:span text:style-name="T12">In any town they visit they would find a home willing to shelter them and provide for their needs and others things would be provided for along the journey. </text:span><text:span text:style-name="T13">In those houses they would bring the peace of God, the peace of God is esential for a healthy life. We all need a life of peace and the best peace is the peace of God. </text:span><text:span text:style-name="T14">Workers should be given what they need </text:span><text:span text:style-name="T15">by their employers</text:span><text:span text:style-name="T14">, workers of God </text:span><text:span text:style-name="T38">a</text:span><text:span text:style-name="T14">re also to be given what they need by God.</text:span></text:p>
        </text:list-item>
      </text:list>
      <text:h text:style-name="Heading_20_2" text:outline-level="2"><text:bookmark text:name="en-GNT-26480"/><text:soft-page-break/>Coming Persecutions <text:span text:style-name="T1">(16-25)</text:span></text:h>
      <text:list xml:id="list3444406261" text:style-name="L3">
        <text:list-item>
          <text:p text:style-name="P3">“Listen! I am sending you out just like sheep to a pack of wolves. You must be as cautious as snakes and as gentle as doves. <text:bookmark text:name="en-GNT-26481"/>Watch out, for there will be those who will arrest you and take you to court, and they will whip you in the synagogues. <text:bookmark text:name="en-GNT-26482"/>For my sake you will be brought to trial before rulers and kings, to tell the Good News to them and to the Gentiles. <text:bookmark text:name="en-GNT-26483"/>When they bring you to trial, do not worry about what you are going to say or how you will say it; when the time comes, you will be given what you will say. <text:bookmark text:name="en-GNT-26484"/>For the words you will speak will not be yours; they will come from the Spirit of your Father speaking through you.<text:bookmark text:name="en-GNT-26485"/> “People will hand over their own brothers to be put to death, and fathers will do the same to their children; children will turn against their parents and have them put to death. <text:bookmark text:name="en-GNT-26486"/>Everyone will hate you because of me. But whoever holds out to the end will be saved.<text:bookmark text:name="en-GNT-26487"/> When they persecute you in one town, run away to another one. I assure you that you will not finish your work in all the towns of Israel before the Son of Man comes.<text:bookmark text:name="en-GNT-26488"/> “No pupil is greater than his teacher; no slave is greater than his master. <text:bookmark text:name="en-GNT-26489"/>So a pupil should be satisfied to become like his teacher, and a slave like his master. If the head of the family is called Beelzebul, the members of the family will be called even worse names!</text:p>
        </text:list-item>
        <text:list-item>
          <text:p text:style-name="P8">This job of spreading the word and healing was to come with it’s fair <text:span text:style-name="T40">or unfair</text:span> share of persecutions. <text:span text:style-name="T20">The disciples were sheep being sent to a pack of wolves, it was a dangerous job. </text:span><text:span text:style-name="T21">In spite of the dangers, they were to </text:span><text:span text:style-name="T41">be </text:span><text:span text:style-name="T21">gentle as doves <text:s/></text:span><text:span text:style-name="T41">and also </text:span><text:span text:style-name="T21">cautious as snakes.</text:span></text:p>
        </text:list-item>
        <text:list-item>
          <text:p text:style-name="P7">The disciples were going to be taken for trial<text:span text:style-name="T42">(</text:span>s<text:span text:style-name="T42">)</text:span> in courts and in front of kings, <text:span text:style-name="T22">whipped and persecuted </text:span><text:span text:style-name="T43">in</text:span><text:span text:style-name="T22"> </text:span><text:span text:style-name="T23">many</text:span><text:span text:style-name="T22"> other ways</text:span>. <text:span text:style-name="T16">They were not to worry about what they were going to say or about their rescue, God was going to </text:span><text:span text:style-name="T18">take ca</text:span><text:span text:style-name="T44">re</text:span><text:span text:style-name="T18"> of the rescuing and their responses</text:span><text:span text:style-name="T16"> th</text:span><text:span text:style-name="T17">r</text:span><text:span text:style-name="T16">ough the Holy Spirit. </text:span><text:span text:style-name="T19">God takes care of his people. </text:span><text:span text:style-name="T25">When persecuted in one town they would </text:span><text:span text:style-name="T45">flee</text:span><text:span text:style-name="T25"> to another town.</text:span></text:p>
        </text:list-item>
        <text:list-item>
          <text:p text:style-name="P9">The good news they were spreading was going to bring divisions amongst people; brothers would hand over brothers for death, fathers would do the same to their children and other things of th<text:span text:style-name="T46">ose</text:span> sort<text:span text:style-name="T46">s</text:span> would happen. <text:span text:style-name="T24">Those who would endure and stand firm till the end would be saved.</text:span></text:p>
        </text:list-item>
        <text:list-item>
          <text:p text:style-name="P10">They we not going to finish their work in all towns. <text:span text:style-name="T26">They were also reminded to remain humble and know their place, they were not going to act as if they were greater than Christ or God; as a pupil is not greater than his/her teacher but they should aim to become like their teacher. What Christ their head was to suffer, they </text:span><text:span text:style-name="T48">too</text:span><text:span text:style-name="T26"> </text:span><text:span text:style-name="T48">would</text:span><text:span text:style-name="T26"> also suffer.</text:span></text:p>
        </text:list-item>
      </text:list>
      <text:p text:style-name="P11">The disciples were given authority and instructed to go use it for good, wisely and free of charge. They were also told to not carry anything for God was going to care of all their need<text:span text:style-name="T31">s i.e food, clothing, shelter and any other needs</text:span>. <text:span text:style-name="T27">They were forewarned of the persecutions they would </text:span><text:span text:style-name="T49">face</text:span><text:span text:style-name="T27"> but were assured that God </text:span><text:span text:style-name="T50">would</text:span><text:span text:style-name="T27"> be with them always; guiding, leading and speaking through them. </text:span><text:span text:style-name="T28">In spite of the persecutions, they were to be as gentle as doves, not retaliate; they were also to be as clever as serpents, avoiding some dangers.</text:span><text:span text:style-name="T27"> </text:span><text:span text:style-name="T28">The word they we spreading was </text:span><text:span text:style-name="T29">going to bring divisions to the recepients </text:span><text:span text:style-name="T30">but the recepients were also to endure till the end for them to be saved.</text:span></text:p>
      <text:p text:style-name="P12"><text:soft-page-break/>We serve a living God who doesn’t change. <text:span text:style-name="T32">He takes care of his people in all aspects one can imagine. </text:span><text:span text:style-name="T33">Let’s follow God and his ways and we’ll live well. Perscutions will come but we should endure, he is with us all the way. He is a wonderful Go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1T07:02:53.252505075</meta:creation-date>
    <dc:date>2021-11-01T09:06:33.988485677</dc:date>
    <meta:editing-duration>PT2H3M7S</meta:editing-duration>
    <meta:editing-cycles>73</meta:editing-cycles>
    <meta:generator>LibreOffice/6.4.7.2$Linux_X86_64 LibreOffice_project/40$Build-2</meta:generator>
    <meta:document-statistic meta:table-count="0" meta:image-count="0" meta:object-count="0" meta:page-count="3" meta:paragraph-count="17" meta:word-count="1266" meta:character-count="6707" meta:non-whitespace-character-count="5468"/>
  </office:meta>
</office:document-meta>
</file>